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OR(  IF(MOD([.A1];3)=0; 1; 0) ;  IF(MOD([.A1];5)=0; 1; 0) )*[.A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OR(  IF(MOD([.A2];3)=0; 1; 0) ;  IF(MOD([.A2];5)=0; 1; 0) )*[.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OR(  IF(MOD([.A3];3)=0; 1; 0) ;  IF(MOD([.A3];5)=0; 1; 0) )*[.A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OR(  IF(MOD([.A4];3)=0; 1; 0) ;  IF(MOD([.A4];5)=0; 1; 0) )*[.A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OR(  IF(MOD([.A5];3)=0; 1; 0) ;  IF(MOD([.A5];5)=0; 1; 0) )*[.A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OR(  IF(MOD([.A6];3)=0; 1; 0) ;  IF(MOD([.A6];5)=0; 1; 0) )*[.A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OR(  IF(MOD([.A7];3)=0; 1; 0) ;  IF(MOD([.A7];5)=0; 1; 0) )*[.A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OR(  IF(MOD([.A8];3)=0; 1; 0) ;  IF(MOD([.A8];5)=0; 1; 0) )*[.A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OR(  IF(MOD([.A9];3)=0; 1; 0) ;  IF(MOD([.A9];5)=0; 1; 0) )*[.A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OR(  IF(MOD([.A10];3)=0; 1; 0) ;  IF(MOD([.A10];5)=0; 1; 0) )*[.A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OR(  IF(MOD([.A11];3)=0; 1; 0) ;  IF(MOD([.A11];5)=0; 1; 0) )*[.A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OR(  IF(MOD([.A12];3)=0; 1; 0) ;  IF(MOD([.A12];5)=0; 1; 0) )*[.A1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OR(  IF(MOD([.A13];3)=0; 1; 0) ;  IF(MOD([.A13];5)=0; 1; 0) )*[.A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OR(  IF(MOD([.A14];3)=0; 1; 0) ;  IF(MOD([.A14];5)=0; 1; 0) )*[.A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OR(  IF(MOD([.A15];3)=0; 1; 0) ;  IF(MOD([.A15];5)=0; 1; 0) )*[.A1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OR(  IF(MOD([.A16];3)=0; 1; 0) ;  IF(MOD([.A16];5)=0; 1; 0) )*[.A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OR(  IF(MOD([.A17];3)=0; 1; 0) ;  IF(MOD([.A17];5)=0; 1; 0) )*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OR(  IF(MOD([.A18];3)=0; 1; 0) ;  IF(MOD([.A18];5)=0; 1; 0) )*[.A1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OR(  IF(MOD([.A19];3)=0; 1; 0) ;  IF(MOD([.A19];5)=0; 1; 0) )*[.A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OR(  IF(MOD([.A20];3)=0; 1; 0) ;  IF(MOD([.A20];5)=0; 1; 0) )*[.A20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SUM([.B1:.B20])"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1:58:27.522000000</meta:creation-date>
    <dc:date>2018-08-17T12:11:36.812000000</dc:date>
    <meta:editing-duration>PT2M8S</meta:editing-duration>
    <meta:editing-cycles>1</meta:editing-cycles>
    <meta:generator>LibreOffice/6.0.5.2$Windows_X86_64 LibreOffice_project/54c8cbb85f300ac59db32fe8a675ff7683cd5a16</meta:generator>
    <meta:document-statistic meta:table-count="1" meta:cell-count="41" meta:object-count="0"/>
  </office:meta>
</office:document-meta>
</file>